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Paragraph" style:list-style-name="L1"/>
    <style:style style:name="P2" style:family="paragraph" style:parent-style-name="List_20_Paragraph" style:list-style-name="L1">
      <style:text-properties officeooo:paragraph-rsid="002053b0"/>
    </style:style>
    <style:style style:name="P3" style:family="paragraph" style:parent-style-name="List_20_Paragraph" style:list-style-name="L1">
      <style:text-properties officeooo:paragraph-rsid="001f56a1"/>
    </style:style>
    <style:style style:name="P4" style:family="paragraph" style:parent-style-name="List_20_Paragraph" style:list-style-name="L1">
      <style:text-properties officeooo:paragraph-rsid="001f0f7a"/>
    </style:style>
    <style:style style:name="P5" style:family="paragraph" style:parent-style-name="List_20_Paragraph" style:list-style-name="L1">
      <style:text-properties officeooo:paragraph-rsid="001e0e4b"/>
    </style:style>
    <style:style style:name="P6" style:family="paragraph" style:parent-style-name="List_20_Paragraph" style:list-style-name="L1">
      <style:text-properties officeooo:rsid="0022432f" officeooo:paragraph-rsid="0022432f"/>
    </style:style>
    <style:style style:name="P7" style:family="paragraph" style:parent-style-name="List_20_Paragraph" style:list-style-name="L1">
      <style:text-properties officeooo:rsid="001f56a1" officeooo:paragraph-rsid="001f56a1"/>
    </style:style>
    <style:style style:name="P8" style:family="paragraph" style:parent-style-name="List_20_Paragraph" style:list-style-name="L1">
      <style:text-properties officeooo:rsid="001f0f7a" officeooo:paragraph-rsid="001f0f7a"/>
    </style:style>
    <style:style style:name="P9" style:family="paragraph" style:parent-style-name="List_20_Paragraph" style:list-style-name="L1">
      <style:text-properties officeooo:rsid="001e0e4b" officeooo:paragraph-rsid="001e0e4b"/>
    </style:style>
    <style:style style:name="P10" style:family="paragraph" style:parent-style-name="List_20_Paragraph" style:list-style-name="L1">
      <style:paragraph-properties fo:margin-left="0cm" fo:margin-right="0cm" fo:text-indent="0cm" style:auto-text-indent="false"/>
      <style:text-properties officeooo:paragraph-rsid="002053b0"/>
    </style:style>
    <style:style style:name="P11" style:family="paragraph" style:parent-style-name="List_20_Paragraph" style:list-style-name="L1">
      <style:paragraph-properties fo:margin-left="0cm" fo:margin-right="0cm" fo:text-indent="0cm" style:auto-text-indent="false"/>
      <style:text-properties officeooo:paragraph-rsid="001f56a1"/>
    </style:style>
    <style:style style:name="P12" style:family="paragraph" style:parent-style-name="List_20_Paragraph" style:list-style-name="L1">
      <style:paragraph-properties fo:margin-left="0cm" fo:margin-right="0cm" fo:text-indent="0cm" style:auto-text-indent="false"/>
      <style:text-properties officeooo:paragraph-rsid="001f0f7a"/>
    </style:style>
    <style:style style:name="P13" style:family="paragraph" style:parent-style-name="List_20_Paragraph" style:list-style-name="L1">
      <style:paragraph-properties fo:margin-left="0cm" fo:margin-right="0cm" fo:text-indent="0cm" style:auto-text-indent="false"/>
      <style:text-properties officeooo:paragraph-rsid="001e0e4b"/>
    </style:style>
    <style:style style:name="P14" style:family="paragraph" style:parent-style-name="List_20_Paragraph" style:list-style-name="L1">
      <style:paragraph-properties fo:margin-left="0cm" fo:margin-right="0cm" fo:text-indent="0cm" style:auto-text-indent="false"/>
      <style:text-properties officeooo:rsid="001e0e4b" officeooo:paragraph-rsid="001e0e4b"/>
    </style:style>
    <style:style style:name="P15" style:family="paragraph" style:parent-style-name="Title" style:master-page-name="MP0">
      <style:paragraph-properties fo:text-align="center" style:justify-single-word="false" style:page-number="auto" fo:break-before="page"/>
    </style:style>
    <style:style style:name="T1" style:family="text">
      <style:text-properties fo:font-style="italic" style:font-style-asian="italic"/>
    </style:style>
    <style:style style:name="T2" style:family="text">
      <style:text-properties officeooo:rsid="001e0e4b"/>
    </style:style>
    <style:style style:name="T3" style:family="text">
      <style:text-properties officeooo:rsid="001f0f7a"/>
    </style:style>
    <style:style style:name="T4" style:family="text">
      <style:text-properties officeooo:rsid="001f56a1"/>
    </style:style>
    <style:style style:name="T5" style:family="text">
      <style:text-properties officeooo:rsid="002050e9"/>
    </style:style>
    <style:style style:name="T6" style:family="text">
      <style:text-properties officeooo:rsid="002053b0"/>
    </style:style>
    <style:style style:name="T7" style:family="text">
      <style:text-properties officeooo:rsid="0022432f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est PHP</text:p>
      <text:p text:style-name="Normal"/>
      <text:list xml:id="list2604214210254059272" text:style-name="L1">
        <text:list-item>
          <text:p text:style-name="P1">What function return the length of a string</text:p>
          <text:list>
            <text:list-item>
              <text:p text:style-name="P1">Strlen <text:span text:style-name="T7">+</text:span></text:p>
            </text:list-item>
            <text:list-item>
              <text:p text:style-name="P1">Strlength</text:p>
            </text:list-item>
            <text:list-item>
              <text:p text:style-name="P1">Length</text:p>
            </text:list-item>
            <text:list-item>
              <text:p text:style-name="P1">Substr<text:line-break/></text:p>
            </text:list-item>
          </text:list>
        </text:list-item>
        <text:list-item>
          <text:p text:style-name="P1">How to verify that 2 variables are equals ?</text:p>
          <text:list>
            <text:list-item>
              <text:p text:style-name="P1">$a = $b</text:p>
            </text:list-item>
            <text:list-item>
              <text:p text:style-name="P1">$a == $b <text:span text:style-name="T7">+ </text:span></text:p>
            </text:list-item>
            <text:list-item>
              <text:p text:style-name="P1">$a != $b</text:p>
            </text:list-item>
            <text:list-item>
              <text:p text:style-name="P1">If ($a, $b)<text:line-break/></text:p>
            </text:list-item>
          </text:list>
        </text:list-item>
        <text:list-item>
          <text:p text:style-name="P1">The loop <text:span text:style-name="Default_20_Paragraph_20_Font"><text:span text:style-name="T1">for ($i=0 ; $i &lt;= 3 ; $i++) { echo $i; }</text:span></text:span></text:p>
          <text:list>
            <text:list-item>
              <text:p text:style-name="P1">Will be executed 2 times</text:p>
            </text:list-item>
            <text:list-item>
              <text:p text:style-name="P1">Will be executed 3 times</text:p>
            </text:list-item>
            <text:list-item>
              <text:p text:style-name="P1">Will be executed 4 times <text:span text:style-name="T7">+ (0,1,2,3)</text:span><text:line-break/></text:p>
            </text:list-item>
          </text:list>
        </text:list-item>
        <text:list-item>
          <text:p text:style-name="P1">Knowing that $a = 4, what instruction will display : 4 = four ?</text:p>
          <text:list>
            <text:list-item>
              <text:p text:style-name="P1">Echo ‘$a = four’;</text:p>
            </text:list-item>
            <text:list-item>
              <text:p text:style-name="P1">Echo ‘$a = 2+2’;</text:p>
            </text:list-item>
            <text:list-item>
              <text:p text:style-name="P1">Echo “$a = four”; <text:span text:style-name="T7">+</text:span><text:line-break/></text:p>
            </text:list-item>
          </text:list>
        </text:list-item>
        <text:list-item>
          <text:p text:style-name="P1">Knowing that $dodo = 6, what is the value of my night : $dodo += 2; ?</text:p>
          <text:list>
            <text:list-item>
              <text:p text:style-name="P1">3</text:p>
            </text:list-item>
            <text:list-item>
              <text:p text:style-name="P1">8 <text:span text:style-name="T7">+</text:span></text:p>
            </text:list-item>
            <text:list-item>
              <text:p text:style-name="P1"><text:soft-page-break/>12<text:line-break/></text:p>
            </text:list-item>
          </text:list>
        </text:list-item>
        <text:list-item>
          <text:p text:style-name="P1">What function allow to send HTTP headers to the browser before the page content ?</text:p>
          <text:list>
            <text:list-item>
              <text:p text:style-name="P1">Parse_url()</text:p>
            </text:list-item>
            <text:list-item>
              <text:p text:style-name="P1">http_post()</text:p>
            </text:list-item>
            <text:list-item>
              <text:p text:style-name="P1">header() <text:span text:style-name="T7">+</text:span><text:line-break/></text:p>
            </text:list-item>
          </text:list>
        </text:list-item>
        <text:list-item>
          <text:p text:style-name="P1">How to define a constant ?</text:p>
          <text:list>
            <text:list-item>
              <text:p text:style-name="P1">Set(‘unknown’ = ‘perfect’);</text:p>
            </text:list-item>
            <text:list-item>
              <text:p text:style-name="P1">Define(”unknown”,”perfect”); <text:span text:style-name="T7">+</text:span></text:p>
            </text:list-item>
            <text:list-item>
              <text:p text:style-name="P1">Const $unknown = perfect;<text:line-break/></text:p>
            </text:list-item>
          </text:list>
        </text:list-item>
        <text:list-item>
          <text:p text:style-name="P1">What function allow to take out an element at the end of an array ?</text:p>
          <text:list>
            <text:list-item>
              <text:p text:style-name="P1">Array_pop() <text:span text:style-name="T7">+</text:span></text:p>
            </text:list-item>
            <text:list-item>
              <text:p text:style-name="P1">Array_pad()</text:p>
            </text:list-item>
            <text:list-item>
              <text:p text:style-name="P1">Array_shift()<text:line-break/></text:p>
            </text:list-item>
          </text:list>
        </text:list-item>
        <text:list-item>
          <text:p text:style-name="P1">What function allow to read the result of a MySQL resource returned by mysql_query() ?</text:p>
          <text:list>
            <text:list-item>
              <text:p text:style-name="P1">mysql_fetch_row() <text:span text:style-name="T7">+</text:span></text:p>
            </text:list-item>
            <text:list-item>
              <text:p text:style-name="P1">mysql_data_seek()</text:p>
            </text:list-item>
            <text:list-item>
              <text:p text:style-name="P1">mysql_affected_rows()<text:line-break/><text:line-break/><text:span text:style-name="T7">but mysql is depricated extension use mysqli or PDO classes.</text:span><text:line-break/></text:p>
            </text:list-item>
          </text:list>
        </text:list-item>
        <text:list-item>
          <text:p text:style-name="P1">How to verify the syntax of the email address <text:s/>in $email ?</text:p>
          <text:list>
            <text:list-item>
              <text:p text:style-name="P1">strpos($email,"*@*.*")</text:p>
            </text:list-item>
            <text:list-item>
              <text:p text:style-name="P1">ereg($email,"[:alpha:]*@[:alpha:]*\.[:alpha:]*")</text:p>
            </text:list-item>
            <text:list-item>
              <text:p text:style-name="P1">preg_match("/^(\w|-)+@((\w|-)+\.)+[a-z]{2,6}$/i",$email)</text:p>
              <text:p text:style-name="P6"><text:soft-page-break/>bad answer variable check email you can use one function this:</text:p>
              <text:p text:style-name="P6">filter_var($email,FILTER_VALIDATE_EMAIL);</text:p>
            </text:list-item>
          </text:list>
        </text:list-item>
        <text:list-item>
          <text:p text:style-name="P1">How are called the functions inside a class ?</text:p>
          <text:list>
            <text:list-item>
              <text:p text:style-name="P1">Functions</text:p>
            </text:list-item>
            <text:list-item>
              <text:p text:style-name="P1">Methods <text:span text:style-name="T7">+</text:span></text:p>
            </text:list-item>
            <text:list-item>
              <text:p text:style-name="P1">Classes<text:line-break/></text:p>
            </text:list-item>
          </text:list>
        </text:list-item>
        <text:list-item>
          <text:p text:style-name="P1">What function allow to prevent XSS attacks ?</text:p>
          <text:list>
            <text:list-item>
              <text:p text:style-name="P1">trim()</text:p>
            </text:list-item>
            <text:list-item>
              <text:p text:style-name="P1">addslashes()<text:span text:style-name="T6">+</text:span></text:p>
            </text:list-item>
            <text:list-item>
              <text:p text:style-name="P1">xssclean()</text:p>
            </text:list-item>
            <text:list-item>
              <text:p text:style-name="P1">htmlentities()<text:span text:style-name="T6">+</text:span></text:p>
            </text:list-item>
            <text:list-item>
              <text:p text:style-name="P2">xslt_free()</text:p>
              <text:p text:style-name="P10"><text:s text:c="5"/><text:span text:style-name="T6">and you can use filter_var() or filter_input() for encode special chars</text:span><text:line-break/></text:p>
            </text:list-item>
          </text:list>
        </text:list-item>
        <text:list-item>
          <text:p text:style-name="P1">Is it possible to store sessions in database ?</text:p>
          <text:list>
            <text:list-item>
              <text:p text:style-name="P1">No, it is not possible</text:p>
            </text:list-item>
            <text:list-item>
              <text:p text:style-name="P1">It depends on the operating system</text:p>
            </text:list-item>
            <text:list-item>
              <text:p text:style-name="P1">Yes, but you need to edit PHP source code <text:span text:style-name="T5">+</text:span></text:p>
            </text:list-item>
            <text:list-item>
              <text:p text:style-name="P1">Yes, by using the ODBC extension</text:p>
            </text:list-item>
            <text:list-item>
              <text:p text:style-name="P1">Yes, by redefining the session manager directly in the source code <text:span text:style-name="T5">(source code interpreter php )</text:span><text:line-break/></text:p>
            </text:list-item>
          </text:list>
        </text:list-item>
        <text:list-item>
          <text:p text:style-name="P3">What is a constructor ? Explain :<text:line-break/><text:line-break/><text:span text:style-name="T4">Constructor this is function which run first in class after instance. In php version less 5.3.3 as name class for example:<text:line-break/><text:line-break/>class Foo {<text:line-break/> <text:s text:c="6"/>public function Foo() {</text:span></text:p>
          <text:list>
            <text:list-item>
              <text:list>
                <text:list-header>
                  <text:p text:style-name="P11"><text:soft-page-break/><text:s text:c="27"/>// <text:span text:style-name="T4">this is constructor</text:span></text:p>
                </text:list-header>
              </text:list>
            </text:list-item>
          </text:list>
          <text:p text:style-name="P7"><text:s text:c="7"/>}<text:line-break/>}</text:p>
          <text:p text:style-name="P7">in php version php great 5.3.3 constructor this is magic method __costruct() for example:<text:line-break/><text:line-break/>class Foo {</text:p>
          <text:list text:continue-numbering="true">
            <text:list-header>
              <text:p text:style-name="P7">public function __construct() {<text:line-break/> <text:s text:c="4"/>// this is construct</text:p>
              <text:p text:style-name="P7">}<text:line-break/><text:line-break/>public nuction Foo() {<text:line-break/> <text:s text:c="3"/>// this is methods<text:line-break/>}</text:p>
            </text:list-header>
          </text:list>
          <text:p text:style-name="P3"><text:span text:style-name="T4">}</text:span><text:line-break/><text:line-break/><text:line-break/><text:line-break/><text:line-break/><text:line-break/></text:p>
        </text:list-item>
        <text:list-item>
          <text:p text:style-name="P3">What is the difference between a class and an object ? Explain :<text:line-break/></text:p>
          <text:list>
            <text:list-header>
              <text:p text:style-name="P11"><text:s/><text:line-break/> <text:s text:c="5"/><text:span text:style-name="T4">Class this is description methods and properties, object this is instance <text:s text:c="3"/>class.</text:span><text:line-break/><text:line-break/><text:line-break/><text:line-break/></text:p>
            </text:list-header>
          </text:list>
        </text:list-item>
        <text:list-item>
          <text:p text:style-name="P3">What is an interface ? Explain :<text:line-break/><text:line-break/><text:span text:style-name="T3">Interface create methods for description in child class, body methods in interface must be empty and all methods must be public. And interface class declaring how Interface for example:<text:line-break/> </text:span></text:p>
          <text:p text:style-name="P7">Interface Test {</text:p>
          <text:p text:style-name="P3"><text:soft-page-break/><text:s text:c="4"/><text:span text:style-name="T4">public function testOne($variable);</text:span></text:p>
          <text:list>
            <text:list-header>
              <text:p text:style-name="P11"><text:s text:c="15"/><text:span text:style-name="T4">public function testTwo($variable);</text:span></text:p>
            </text:list-header>
          </text:list>
          <text:p text:style-name="P3"><text:span text:style-name="T4">}</text:span><text:line-break/><text:line-break/><text:line-break/><text:line-break/></text:p>
        </text:list-item>
        <text:list-item>
          <text:p text:style-name="P4">What is a class abstraction ? Explain :<text:line-break/><text:line-break/><text:span text:style-name="T3">class abstraction inside self, methods in properties for inheritance over class, this methods carry meaning description haracteristics, and marker as abstract for example:<text:line-break/> <text:s text:c="4"/><text:line-break/> <text:s text:c="5"/>abstract public function getColumn();</text:span><text:line-break/><text:line-break/><text:span text:style-name="T3">If class contain abstract methods when he is class abstraction.</text:span><text:line-break/><text:line-break/><text:line-break/></text:p>
        </text:list-item>
        <text:list-item>
          <text:p text:style-name="P1">How are variables called inside a class ?</text:p>
          <text:list>
            <text:list-item>
              <text:p text:style-name="P1">Variables</text:p>
            </text:list-item>
            <text:list-item>
              <text:p text:style-name="P1">Constants</text:p>
            </text:list-item>
            <text:list-item>
              <text:p text:style-name="P1">Properties <text:span text:style-name="T3">+</text:span><text:line-break/></text:p>
            </text:list-item>
          </text:list>
        </text:list-item>
        <text:list-item>
          <text:p text:style-name="P4">What is the point of declaring static properties / method ? Explain :<text:line-break/><text:line-break/><text:span text:style-name="T3">static properties/method call on class and not create object for example. <text:line-break/></text:span></text:p>
          <text:p text:style-name="P8"><text:s text:c="2"/>Test::getData() // call method get data on class directly</text:p>
          <text:p text:style-name="P12"><text:s text:c="12"/><text:span text:style-name="T3">$var <text:s/>= new Test2;<text:line-break/> <text:s text:c="11"/>$var-&gt;getData() // instance object and after call methods on object<text:line-break/> </text:span></text:p>
          <text:p text:style-name="P12"><text:s text:c="11"/><text:span text:style-name="T3">if we whant use constant for over class or over place code, we can use <text:tab/>static properties as constant.</text:span><text:line-break/><text:line-break/><text:soft-page-break/><text:line-break/><text:line-break/></text:p>
        </text:list-item>
        <text:list-item>
          <text:p text:style-name="P5">How to do inheritance in PHP ? Explain :<text:line-break/><text:line-break/><text:line-break/><text:span text:style-name="T2">We can follow class from another class, class Test extends TestAbstract {} and all(protected and public) properties and methods TestAbstract will be available in Test. For example we have class TestAbstract { public function getTitle() { return 'testing' }} when getTitle will be available in istance class Test for example:</text:span></text:p>
          <text:p text:style-name="P9">$test = new Test();</text:p>
          <text:p text:style-name="P9">$test-&gt;getTitle();</text:p>
          <text:p text:style-name="P9">and we can inherit and rewrite methods <text:s/>Abstraction class in the following way</text:p>
          <text:p text:style-name="P13"><text:line-break/> <text:s/><text:tab/><text:span text:style-name="T2">class Test extends TestAbstract {</text:span></text:p>
          <text:p text:style-name="P5"><text:s text:c="12"/><text:span text:style-name="T2">public function getTitle() {<text:line-break/> <text:tab/><text:tab/>$tile = parent::getTitle();</text:span></text:p>
          <text:list>
            <text:list-item>
              <text:list>
                <text:list-item>
                  <text:list>
                    <text:list-header>
                      <text:p text:style-name="P14"><text:s text:c="31"/>return $title.' override';<text:line-break/> <text:s text:c="22"/>}</text:p>
                    </text:list-header>
                  </text:list>
                </text:list-item>
              </text:list>
            </text:list-item>
          </text:list>
          <text:p text:style-name="P5"><text:span text:style-name="T2">}</text:span><text:line-break/><text:line-break/><text:span text:style-name="T3">multiplay inhertiance support only for interface.</text:span><text:line-break/><text:line-break/></text:p>
        </text:list-item>
        <text:list-item>
          <text:p text:style-name="P1">What do these properties’ visibilities mean?</text:p>
          <text:list>
            <text:list-item>
              <text:p text:style-name="P9">Public +</text:p>
            </text:list-item>
            <text:list-item>
              <text:p text:style-name="P1">protected<text:line-break/></text:p>
            </text:list-item>
            <text:list-item>
              <text:p text:style-name="P1">privat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SimSun" style:font-size-asian="11pt" style:language-asian="zh" style:country-asian="CN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SimSun" style:font-size-asian="11pt" style:language-asian="zh" style:country-asian="CN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Normal" style:next-style-name="Normal" style:class="chapter">
      <style:paragraph-properties fo:margin-top="0cm" fo:margin-bottom="0.529cm" style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mbria" fo:font-family="Cambria" style:font-family-generic="roman" style:font-pitch="variable" fo:font-size="26pt" fo:letter-spacing="0.009cm" style:letter-kerning="true" style:font-name-asian="SimSun" style:font-family-asian="SimSun" style:font-family-generic-asian="system" style:font-pitch-asian="variable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SimSun" style:font-family-asian="SimSun" style:font-family-generic-asian="system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uillaume Fremont</meta:initial-creator>
    <meta:creation-date>2015-02-16T16:05:00Z</meta:creation-date>
    <dc:date>2016-02-19T10:37:37.119431078</dc:date>
    <meta:editing-cycles>8</meta:editing-cycles>
    <meta:editing-duration>PT19M2S</meta:editing-duration>
    <meta:document-statistic meta:table-count="0" meta:image-count="0" meta:object-count="0" meta:page-count="6" meta:paragraph-count="97" meta:word-count="767" meta:character-count="4585" meta:non-whitespace-character-count="3719"/>
    <meta:template xlink:type="simple" xlink:actuate="onRequest" xlink:title="" xlink:href="Normal.dotm"/>
  </office:meta>
</office:document-meta>
</file>